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32023" officeooo:paragraph-rsid="00132023"/>
    </style:style>
    <style:style style:name="P2" style:family="paragraph" style:parent-style-name="Standard">
      <style:text-properties officeooo:paragraph-rsid="00132023"/>
    </style:style>
    <style:style style:name="T1" style:family="text">
      <style:text-properties fo:color="#008080" style:font-name="DejaVu Sans Mono" fo:font-size="9pt" fo:font-weight="bold"/>
    </style:style>
    <style:style style:name="T2" style:family="text">
      <style:text-properties fo:color="#008080" style:font-name="DejaVu Sans Mono" fo:font-size="9pt" fo:font-weight="bold" officeooo:rsid="00140405"/>
    </style:style>
    <style:style style:name="T3" style:family="text">
      <style:text-properties fo:color="#000000" style:font-name="DejaVu Sans Mono" fo:font-size="9pt"/>
    </style:style>
    <style:style style:name="T4" style:family="text">
      <style:text-properties fo:color="#000000" style:font-name="DejaVu Sans Mono" fo:font-size="9pt" fo:background-color="#e4e4ff" loext:char-shading-value="0"/>
    </style:style>
    <style:style style:name="T5" style:family="text">
      <style:text-properties fo:color="#000000" style:font-name="DejaVu Sans Mono" fo:font-size="9pt" fo:font-weight="bold"/>
    </style:style>
    <style:style style:name="T6" style:family="text">
      <style:text-properties fo:color="#000000" style:font-name="DejaVu Sans Mono" fo:font-size="9pt" fo:font-weight="bold" officeooo:rsid="00140405"/>
    </style:style>
    <style:style style:name="T7" style:family="text">
      <style:text-properties fo:color="#000000" style:font-name="DejaVu Sans Mono" fo:font-size="9pt" fo:font-weight="bold" style:font-weight-asian="bold" style:font-weight-complex="bold"/>
    </style:style>
    <style:style style:name="T8" style:family="text">
      <style:text-properties fo:color="#000000" style:font-name="Liberation Serif" fo:font-size="9pt" fo:font-weight="bold"/>
    </style:style>
    <style:style style:name="T9" style:family="text">
      <style:text-properties fo:color="#000000" style:font-name="Liberation Serif" fo:font-size="9pt" fo:font-weight="bold" officeooo:rsid="00140405"/>
    </style:style>
    <style:style style:name="T10" style:family="text">
      <style:text-properties fo:color="#000000" style:font-name="Liberation Serif" fo:font-size="10.5pt" fo:font-weight="bold" style:font-size-asian="10.5pt" style:font-size-complex="10.5pt"/>
    </style:style>
    <style:style style:name="T11" style:family="text">
      <style:text-properties fo:color="#000000" style:font-name="Liberation Serif" fo:font-size="10.5pt" fo:font-weight="bold" officeooo:rsid="00140405" style:font-size-asian="10.5pt" style:font-size-complex="10.5pt"/>
    </style:style>
    <style:style style:name="T12" style:family="text">
      <style:text-properties fo:color="#000000" style:font-name="Liberation Serif" fo:font-size="10pt" fo:font-weight="bold" style:font-size-asian="10pt" style:font-size-complex="10pt"/>
    </style:style>
    <style:style style:name="T13" style:family="text">
      <style:text-properties fo:color="#000000" style:font-name="Liberation Serif" fo:font-size="10pt" fo:font-weight="bold" officeooo:rsid="00140405" style:font-size-asian="10pt" style:font-size-complex="10pt"/>
    </style:style>
    <style:style style:name="T14" style:family="text"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style:font-name="Liberation Serif" fo:font-size="10pt" fo:font-weight="bold" officeooo:rsid="00140405" style:font-size-asian="10pt" style:font-weight-asian="bold" style:font-size-complex="10pt" style:font-weight-complex="bold"/>
    </style:style>
    <style:style style:name="T16" style:family="text">
      <style:text-properties officeooo:rsid="00132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re.search(r“ A{2,5} ”,input)</text:p>
      <text:p text:style-name="P1"/>
      <text:p text:style-name="P1">2) re.sub(r“[0-9]+\.[0-9]+”,”float”,input)</text:p>
      <text:p text:style-name="P1"/>
      <text:p text:style-name="P1">3) l=re.subn(r“[0-9]+\.[0-9]+”,”float”,input)</text:p>
      <text:p text:style-name="P1"><text:s text:c="4"/>print(l[1])</text:p>
      <text:p text:style-name="P1"/>
      <text:p text:style-name="P1">4)l=re.findall(r“\d+”,input)</text:p>
      <text:p text:style-name="P1"><text:s text:c="3"/>sum_l = sum(map(int,l))</text:p>
      <text:p text:style-name="P1"><text:s text:c="3"/>avg = sum_l/len(l)</text:p>
      <text:p text:style-name="P1"/>
      <text:p text:style-name="P1">5)re.sub(r“EE364”, “EE461”, input, 1)</text:p>
      <text:p text:style-name="P1"/>
      <text:p text:style-name="P2"><text:span text:style-name="T16">6)</text:span><text:span text:style-name="T4">re</text:span><text:span text:style-name="T3">.search</text:span><text:span text:style-name="T7">(</text:span><text:span text:style-name="T14">r"^(?:(?:25[0-5]|2[0-4][0-9]|[01]?[0-9][0-9]?)\.){3}(?:25[0-5]|2[0-4][0-9]|[01]?</text:span><text:span text:style-name="T15">[</text:span><text:span text:style-name="T14">0-9][0-9]?, </text:span><text:span text:style-name="T15">ip_address</text:span><text:span text:style-name="T14">)</text:span></text:p>
      <text:p text:style-name="P1"/>
      <text:p text:style-name="P1">7) a) Searches for 'e' or 'E' in input</text:p>
      <text:p text:style-name="P1"><text:s text:c="4"/>b) Matches a string of the form “&lt;any string&gt; is a &lt;any string&gt;” in input</text:p>
      <text:p text:style-name="P1"><text:s text:c="4"/>c) Does the exact same as above and returns us groups names First, Second and Third</text:p>
      <text:p text:style-name="P1"><text:s text:c="4"/>d) Searches for a string of the form “ I like(10 or more time) you(once or twice)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1" style:font-family-asian="'WenQuanYi Zen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EE364</meta:initial-creator>
    <meta:creation-date>2016-02-22T20:00:08.825920879</meta:creation-date>
    <dc:date>2016-02-22T22:17:32.101964909</dc:date>
    <dc:creator>Student EE364</dc:creator>
    <meta:editing-duration>P0D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13" meta:word-count="79" meta:character-count="649" meta:non-whitespace-character-count="561"/>
  </office:meta>
</office:document-meta>
</file>